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8d310"/>
    </style:style>
    <style:style style:name="P2" style:family="paragraph" style:parent-style-name="Standard">
      <style:text-properties officeooo:rsid="0018d310" officeooo:paragraph-rsid="0018d310"/>
    </style:style>
    <style:style style:name="P3" style:family="paragraph" style:parent-style-name="Standard">
      <style:text-properties fo:font-weight="bold" officeooo:rsid="0018d310" officeooo:paragraph-rsid="0018d310" style:font-weight-asian="bold" style:font-weight-complex="bold"/>
    </style:style>
    <style:style style:name="P4" style:family="paragraph" style:parent-style-name="Standard">
      <style:text-properties fo:font-weight="bold" officeooo:rsid="001a3517" officeooo:paragraph-rsid="001a3517" style:font-weight-asian="bold" style:font-weight-complex="bold"/>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text-properties officeooo:rsid="001a3517" officeooo:paragraph-rsid="001b8aa6"/>
    </style:style>
    <style:style style:name="P8" style:family="paragraph" style:parent-style-name="Standard">
      <style:text-properties officeooo:rsid="001a3517" officeooo:paragraph-rsid="001c812a"/>
    </style:style>
    <style:style style:name="P9" style:family="paragraph" style:parent-style-name="Standard">
      <style:text-properties officeooo:rsid="001a3517" officeooo:paragraph-rsid="0021afdc"/>
    </style:style>
    <style:style style:name="P10" style:family="paragraph" style:parent-style-name="Standard">
      <style:text-properties officeooo:rsid="001a3517" officeooo:paragraph-rsid="0022eec9"/>
    </style:style>
    <style:style style:name="P11" style:family="paragraph" style:parent-style-name="Standard">
      <style:text-properties officeooo:rsid="00203d7d" officeooo:paragraph-rsid="00203d7d"/>
    </style:style>
    <style:style style:name="P12" style:family="paragraph" style:parent-style-name="Standard">
      <style:paragraph-properties fo:margin-left="0.4925in" fo:margin-right="0in" fo:text-indent="0in" style:auto-text-indent="false"/>
      <style:text-properties officeooo:rsid="001a3517" officeooo:paragraph-rsid="001a3517"/>
    </style:style>
    <style:style style:name="P13" style:family="paragraph" style:parent-style-name="Standard">
      <style:paragraph-properties fo:margin-left="0.4925in" fo:margin-right="0in" fo:text-indent="0in" style:auto-text-indent="false"/>
      <style:text-properties officeooo:rsid="001b8aa6" officeooo:paragraph-rsid="001b8aa6"/>
    </style:style>
    <style:style style:name="P14"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15" style:family="paragraph" style:parent-style-name="Standard">
      <style:paragraph-properties fo:margin-left="0.4925in" fo:margin-right="0in" fo:text-indent="0in" style:auto-text-indent="false"/>
      <style:text-properties officeooo:rsid="001c812a" officeooo:paragraph-rsid="001c812a"/>
    </style:style>
    <style:style style:name="P16" style:family="paragraph" style:parent-style-name="Standard">
      <style:paragraph-properties fo:margin-left="0.4925in" fo:margin-right="0in" fo:text-indent="0in" style:auto-text-indent="false"/>
      <style:text-properties officeooo:rsid="001c812a" officeooo:paragraph-rsid="001cda7c"/>
    </style:style>
    <style:style style:name="P17"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18"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19"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20"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21" style:family="paragraph" style:parent-style-name="Standard">
      <style:paragraph-properties fo:margin-left="0.4925in" fo:margin-right="0in" fo:text-indent="0in" style:auto-text-indent="false"/>
      <style:text-properties officeooo:rsid="0021afdc" officeooo:paragraph-rsid="0021afdc"/>
    </style:style>
    <style:style style:name="P22" style:family="paragraph" style:parent-style-name="Standard">
      <style:paragraph-properties fo:margin-left="0.4925in" fo:margin-right="0in" fo:text-indent="0in" style:auto-text-indent="false"/>
      <style:text-properties officeooo:rsid="0022eec9" officeooo:paragraph-rsid="0022eec9"/>
    </style:style>
    <style:style style:name="P23"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24"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25"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26"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27"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28"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29" style:family="paragraph" style:parent-style-name="Standard">
      <style:text-properties fo:font-weight="bold" officeooo:rsid="0021afdc" officeooo:paragraph-rsid="0022eec9" style:font-weight-asian="bold" style:font-weight-complex="bold"/>
    </style:style>
    <style:style style:name="P30" style:family="paragraph" style:parent-style-name="Standard">
      <style:text-properties fo:font-style="normal" fo:font-weight="bold" officeooo:rsid="00203d7d" officeooo:paragraph-rsid="00203d7d" style:font-style-asian="normal" style:font-weight-asian="bold" style:font-style-complex="normal" style:font-weight-complex="bold"/>
    </style:style>
    <style:style style:name="P31" style:family="paragraph" style:parent-style-name="Standard">
      <style:text-properties fo:font-style="normal" fo:font-weight="bold" officeooo:rsid="0021afdc" officeooo:paragraph-rsid="0021afdc" style:font-style-asian="normal" style:font-weight-asian="bold" style:font-style-complex="normal" style:font-weight-complex="bold"/>
    </style:style>
    <style:style style:name="P32"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33"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34"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35"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36"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37"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38"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39"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40"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41"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42"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fo:font-weight="normal" officeooo:rsid="001c812a" style:font-style-asian="italic" style:font-weight-asian="normal" style:font-style-complex="italic" style:font-weight-complex="normal"/>
    </style:style>
    <style:style style:name="T7" style:family="text">
      <style:text-properties fo:font-style="italic" fo:font-weight="normal" officeooo:rsid="001cda7c" style:font-style-asian="italic" style:font-weight-asian="normal" style:font-style-complex="italic" style:font-weight-complex="normal"/>
    </style:style>
    <style:style style:name="T8" style:family="text">
      <style:text-properties fo:font-style="italic" fo:font-weight="normal" officeooo:rsid="0021afdc" style:font-style-asian="italic" style:font-weight-asian="normal" style:font-style-complex="italic" style:font-weight-complex="normal"/>
    </style:style>
    <style:style style:name="T9" style:family="text">
      <style:text-properties fo:font-style="italic" fo:font-weight="normal" officeooo:rsid="0022eec9" style:font-style-asian="italic" style:font-weight-asian="normal" style:font-style-complex="italic" style:font-weight-complex="normal"/>
    </style:style>
    <style:style style:name="T10" style:family="text">
      <style:text-properties fo:font-style="italic" fo:font-weight="normal" officeooo:rsid="00255fca" style:font-style-asian="italic" style:font-weight-asian="normal" style:font-style-complex="italic" style:font-weight-complex="normal"/>
    </style:style>
    <style:style style:name="T11" style:family="text">
      <style:text-properties fo:font-style="italic" fo:font-weight="bold" officeooo:rsid="001c812a" style:font-style-asian="italic" style:font-weight-asian="bold" style:font-style-complex="italic" style:font-weight-complex="bold"/>
    </style:style>
    <style:style style:name="T12" style:family="text">
      <style:text-properties fo:font-style="italic" fo:font-weight="bold" officeooo:rsid="00255fca" style:font-style-asian="italic" style:font-weight-asian="bold" style:font-style-complex="italic" style:font-weight-complex="bold"/>
    </style:style>
    <style:style style:name="T13" style:family="text">
      <style:text-properties fo:font-style="italic" fo:font-weight="bold" officeooo:rsid="001cda7c"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fo:font-weight="bold" officeooo:rsid="001b8aa6" style:font-weight-asian="bold" style:font-weight-complex="bold"/>
    </style:style>
    <style:style style:name="T16" style:family="text">
      <style:text-properties fo:font-weight="bold" officeooo:rsid="001c812a" style:font-weight-asian="bold" style:font-weight-complex="bold"/>
    </style:style>
    <style:style style:name="T17" style:family="text">
      <style:text-properties fo:font-weight="bold" officeooo:rsid="001cda7c" style:font-weight-asian="bold" style:font-weight-complex="bold"/>
    </style:style>
    <style:style style:name="T18" style:family="text">
      <style:text-properties fo:font-weight="bold" officeooo:rsid="0021afdc" style:font-weight-asian="bold" style:font-weight-complex="bold"/>
    </style:style>
    <style:style style:name="T19" style:family="text">
      <style:text-properties fo:font-weight="bold" officeooo:rsid="0022eec9"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officeooo:rsid="001b8aa6" style:font-style-asian="normal" style:font-style-complex="normal"/>
    </style:style>
    <style:style style:name="T22" style:family="text">
      <style:text-properties fo:font-style="normal" officeooo:rsid="001cda7c" style:font-style-asian="normal" style:font-style-complex="normal"/>
    </style:style>
    <style:style style:name="T23" style:family="text">
      <style:text-properties fo:font-style="normal" officeooo:rsid="001e65c4" style:font-style-asian="normal" style:font-style-complex="normal"/>
    </style:style>
    <style:style style:name="T24" style:family="text">
      <style:text-properties fo:font-style="normal" officeooo:rsid="00203d7d" style:font-style-asian="normal" style:font-style-complex="normal"/>
    </style:style>
    <style:style style:name="T25" style:family="text">
      <style:text-properties fo:font-style="normal" officeooo:rsid="0022eec9" style:font-style-asian="normal" style:font-style-complex="normal"/>
    </style:style>
    <style:style style:name="T26" style:family="text">
      <style:text-properties fo:font-style="normal" officeooo:rsid="00245147" style:font-style-asian="normal" style:font-style-complex="normal"/>
    </style:style>
    <style:style style:name="T27" style:family="text">
      <style:text-properties fo:font-style="normal" officeooo:rsid="00255346"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1b8aa6" style:font-style-asian="normal" style:font-weight-asian="bold" style:font-style-complex="normal" style:font-weight-complex="bold"/>
    </style:style>
    <style:style style:name="T30" style:family="text">
      <style:text-properties fo:font-style="normal" fo:font-weight="bold" officeooo:rsid="001a3517" style:font-style-asian="normal" style:font-weight-asian="bold" style:font-style-complex="normal" style:font-weight-complex="bold"/>
    </style:style>
    <style:style style:name="T31" style:family="text">
      <style:text-properties fo:font-style="normal" fo:font-weight="bold" officeooo:rsid="0022eec9" style:font-style-asian="normal" style:font-weight-asian="bold" style:font-style-complex="normal" style:font-weight-complex="bold"/>
    </style:style>
    <style:style style:name="T32" style:family="text">
      <style:text-properties fo:font-style="normal" fo:font-weight="bold" officeooo:rsid="00245147" style:font-style-asian="normal" style:font-weight-asian="bold" style:font-style-complex="normal" style:font-weight-complex="bold"/>
    </style:style>
    <style:style style:name="T33" style:family="text">
      <style:text-properties fo:font-style="normal" fo:font-weight="bold" officeooo:rsid="001c812a" style:font-style-asian="normal" style:font-weight-asian="bold" style:font-style-complex="normal" style:font-weight-complex="bold"/>
    </style:style>
    <style:style style:name="T34" style:family="text">
      <style:text-properties fo:font-style="normal" fo:font-weight="bold" officeooo:rsid="00255fca" style:font-style-asian="normal" style:font-weight-asian="bold" style:font-style-complex="normal" style:font-weight-complex="bold"/>
    </style:style>
    <style:style style:name="T35" style:family="text">
      <style:text-properties fo:font-style="normal" fo:font-weight="bold" officeooo:rsid="001cda7c" style:font-style-asian="normal" style:font-weight-asian="bold" style:font-style-complex="normal" style:font-weight-complex="bol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pnetSocketServer</text:p>
      <text:p text:style-name="P5"><text:date style:data-style-name="N76" text:date-value="2020-05-18T17:03:15.831655897">May 18, 2020</text:date><text:s/></text:p>
      <text:p text:style-name="P1"/>
      <text:p text:style-name="P3">Introduction</text:p>
      <text:p text:style-name="P2"/>
      <text:p text:style-name="P2">CpnetSocketServer is a JAVA program the implements a CP/NET server, with CP/M 3 extensions. It listens for socket connection requests and provides CP/M-style access to native file folders on the host.</text:p>
      <text:p text:style-name="P2"/>
      <text:p text:style-name="P11">Multiple servers may be running on the same host, provided they don’t conflict. They must have different root_dir, port, and sid values at a minimum.</text:p>
      <text:p text:style-name="P2"/>
      <text:p text:style-name="P3">Native Files</text:p>
      <text:p text:style-name="P2"/>
      <text:p text:style-name="P2">Native files must have lower-case only names. Mixed-case filenames will cause unpredictable results. All files created by CP/M will be in lower-case.</text:p>
      <text:p text:style-name="P2"/>
      <text:p text:style-name="P2">The file’s write permission is used to reflect the CP/M RO attribute. CP/M programs that change a file’s RO attribute will change the native file’s write permission.</text:p>
      <text:p text:style-name="P2"/>
      <text:p text:style-name="P2">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2"/>
      <text:p text:style-name="P2">The CP/M ARCHIVE attribute is not supported.</text:p>
      <text:p text:style-name="P2"/>
      <text:p text:style-name="P2">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2"/>
      <text:p text:style-name="P4">Server Configuration</text:p>
      <text:p text:style-name="P6"/>
      <text:p text:style-name="P6">The server is configured using a “configuration file”, which is plan text formatted as “property = value” lines. The configuration file to be used is specified on the commandline using the parameter “<text:span text:style-name="T14">conf=</text:span><text:span text:style-name="T2">file</text:span>”. The environment variable <text:span text:style-name="T14">CPNET_CONFIG</text:span> may also specify the configuration file. If nothing is specified, the server will look in the current directory for “<text:span text:style-name="T14">cpnetrc</text:span>” and then the user’s home directory for “<text:span text:style-name="T14">.cpnetrc</text:span>”.</text:p>
      <text:p text:style-name="P6"/>
      <text:p text:style-name="P6">Many properties may be specified on the commandline, using a “parameter=value” format. The parameter names are the property names with the “cpnetserver_” prefix removed.</text:p>
      <text:p text:style-name="P6"/>
      <text:p text:style-name="P6">The following properties are recognized:</text:p>
      <text:p text:style-name="P6"/>
      <text:p text:style-name="P6"><text:span text:style-name="T14">cpnetserver_log =</text:span> <text:span text:style-name="T2">log-file</text:span></text:p>
      <text:p text:style-name="P12">Diverts stderr to <text:span text:style-name="T2">log-file.</text:span></text:p>
      <text:p text:style-name="P6"/>
      <text:p text:style-name="P6"><text:span text:style-name="T14">cpnetserver_log</text:span><text:span text:style-name="T28">_</text:span><text:span text:style-name="T29">time</text:span></text:p>
      <text:p text:style-name="P14"><text:soft-page-break/>Prepends timestamp to stderr (log file) output.</text:p>
      <text:p text:style-name="P6"/>
      <text:p text:style-name="P6"><text:span text:style-name="T14">cpnetserver_</text:span><text:span text:style-name="T15">host</text:span><text:span text:style-name="T14"> =</text:span> <text:span text:style-name="T3">host-or-ip</text:span></text:p>
      <text:p text:style-name="P14">Specifies the host network address to listen on for connections.</text:p>
      <text:p text:style-name="P6"/>
      <text:p text:style-name="P6"><text:span text:style-name="T14">cpnetserver_</text:span><text:span text:style-name="T15">port</text:span><text:span text:style-name="T14"> =</text:span> <text:span text:style-name="T3">port-number</text:span></text:p>
      <text:p text:style-name="P12"><text:span text:style-name="T21">Specifies the port number to use for listening</text:span><text:span text:style-name="T20">.</text:span></text:p>
      <text:p text:style-name="P6"/>
      <text:p text:style-name="P7"><text:span text:style-name="T14">cpnetserver_</text:span><text:span text:style-name="T15">temp</text:span><text:span text:style-name="T14"> =</text:span> <text:span text:style-name="T3">tmp-drv</text:span></text:p>
      <text:p text:style-name="P14">Specifies the CP/M drive letter to designate as the temporary drive. Default is “P”. The server does not use the temporary drive, but CP/M applications may. For example, MAIL.COM uses the temporary drive as the location for mail message files.</text:p>
      <text:p text:style-name="P7"/>
      <text:p text:style-name="P7"><text:span text:style-name="T14">cpnetserver_</text:span><text:span text:style-name="T15">sid</text:span><text:span text:style-name="T14"> =</text:span> <text:span text:style-name="T3">node-id</text:span></text:p>
      <text:p text:style-name="P14">Specifies this server’s node ID on CP/NET. All CP/NET requests sent to this server must have their destination node ID (DID field) set to this value. Value is interpreted as a hexadecimal string, and must be in the range 00-FE.</text:p>
      <text:p text:style-name="P7"/>
      <text:p text:style-name="P7"><text:span text:style-name="T14">cpnetserver_</text:span><text:span text:style-name="T15">max</text:span><text:span text:style-name="T14"> =</text:span> <text:span text:style-name="T3">num-clients</text:span></text:p>
      <text:p text:style-name="P13"><text:span text:style-name="T20">Specifies the maximum number of clients that may have active connections at the same time. Values may range from 1 to 16. </text:span><text:span text:style-name="T24">Clients are not required to login (login and logoff is not used). However, the first request from a client will “register” itself on the server, provided the maximum has not been exceeded.</text:span></text:p>
      <text:p text:style-name="P7"/>
      <text:p text:style-name="P7"><text:span text:style-name="T14">cpnetserver_</text:span><text:span text:style-name="T15">root_dir</text:span><text:span text:style-name="T14"> =</text:span> <text:span text:style-name="T3">path</text:span></text:p>
      <text:p text:style-name="P15"><text:span text:style-name="T20">Specifies the top-level (root) directory to be exported to CP/NET. Subdirectories named “a” through “p” are assumed, but not created automatically. Default will be “</text:span><text:span text:style-name="T28">~/HostFileBdos</text:span><text:span text:style-name="T20">”.</text:span></text:p>
      <text:p text:style-name="P7"/>
      <text:p text:style-name="P7"><text:span text:style-name="T14">cpnetserver_</text:span><text:span text:style-name="T16">nosys</text:span></text:p>
      <text:p text:style-name="P36">Disable the CP/M SYS attribute, so files will not be hidden on Windows.</text:p>
      <text:p text:style-name="P8"/>
      <text:p text:style-name="P8"><text:span text:style-name="T14">cpnetserver_</text:span><text:span text:style-name="T16">drive_</text:span><text:span text:style-name="T6">X</text:span><text:span text:style-name="T33"> </text:span><text:span text:style-name="T34">= </text:span><text:span text:style-name="T10">path</text:span></text:p>
      <text:p text:style-name="P15"><text:span text:style-name="T20">Where “</text:span><text:span text:style-name="T2">X</text:span><text:span text:style-name="T20">” is one of “a” through “p”. </text:span><text:span text:style-name="T22">Specify the path to use instead of “root_dir/X” for the exported CP/M drive.</text:span></text:p>
      <text:p text:style-name="P41"/>
      <text:p text:style-name="P8"><text:span text:style-name="T14">cpnetserver_</text:span><text:span text:style-name="T17">lst</text:span><text:span text:style-name="T7">X</text:span><text:span text:style-name="T35"> </text:span><text:span text:style-name="T34">= </text:span><text:span text:style-name="T10">lst-spec</text:span></text:p>
      <text:p text:style-name="P16"><text:span text:style-name="T20">Where “</text:span><text:span text:style-name="T2">X</text:span><text:span text:style-name="T20">” is </text:span><text:span text:style-name="T22">a hexadecimal LST: device number, 0-F. Specify the implementation of the LST: device. The supported strings are:</text:span></text:p>
      <text:p text:style-name="P24"><text:span text:style-name="T20">“</text:span><text:span text:style-name="T28">&gt;</text:span><text:span text:style-name="T2">file</text:span><text:span text:style-name="T20">” - send all printer out to </text:span><text:span text:style-name="T2">file</text:span><text:span text:style-name="T20">. Note, this file will contain all output sent during the life of the server.</text:span></text:p>
      <text:p text:style-name="P25"><text:span text:style-name="T20">“</text:span><text:span text:style-name="T28">Diablo630Stream</text:span><text:span text:style-name="T20"> [</text:span><text:span text:style-name="T2">options</text:span><text:span text:style-name="T20">]” - </text:span><text:span text:style-name="T23">Use a basic emulation of the Diablo 630 dasiy-wheel printer, producing Postscript output. See section on the Diablo 630 implementation for options.</text:span></text:p>
      <text:p text:style-name="P37">At this time, no other printer handlers exist.</text:p>
      <text:p text:style-name="P41"/>
      <text:p text:style-name="P30">Starting the Server</text:p>
      <text:p text:style-name="P32"/>
      <text:p text:style-name="P32">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32"><text:soft-page-break/></text:p>
      <text:p text:style-name="P32">Typical startup command:</text:p>
      <text:p text:style-name="P32"/>
      <text:p text:style-name="P20"><text:span text:style-name="T20">java -jar CpnetSocketServer.jar conf=</text:span><text:span text:style-name="T2">file</text:span></text:p>
      <text:p text:style-name="P32"/>
      <text:p text:style-name="P32">Other techniques may be used to start the server in the background or set it up to start automatically whenever the system is booted.</text:p>
      <text:p text:style-name="P32"/>
      <text:p text:style-name="P31">Diablo 630 Implementation</text:p>
      <text:p text:style-name="P33"/>
      <text:p text:style-name="P33">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33"/>
      <text:p text:style-name="P33">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33"/>
      <text:p text:style-name="P33">The following properties are recognized:</text:p>
      <text:p text:style-name="P33"/>
      <text:p text:style-name="P9"><text:span text:style-name="T18">diablo630</text:span><text:span text:style-name="T14">_</text:span><text:span text:style-name="T18">file = </text:span><text:span text:style-name="T8">file</text:span></text:p>
      <text:p text:style-name="P21"><text:span text:style-name="T20">Establishes the name of the output file. This file is the current printer output. The contents of this file will be handled upon receipt of the “end list” character, depending on other configuration parameters. </text:span><text:span text:style-name="T25">Default is “ps.out” and so must be changed if multiple LST: devices are being used on the same host, running in the same directory.</text:span></text:p>
      <text:p text:style-name="P38"/>
      <text:p text:style-name="P22"><text:span text:style-name="T28">NOTE:</text:span><text:span text:style-name="T20"> currently, this parameter must be specified on the commandline.</text:span></text:p>
      <text:p text:style-name="P34"/>
      <text:p text:style-name="P10"><text:span text:style-name="T18">diablo630</text:span><text:span text:style-name="T14">_</text:span><text:span text:style-name="T31">nogui</text:span></text:p>
      <text:p text:style-name="P39">Disables the GUI printer control panel. This is typically required in cases like CpnetSocketServer, although careful invocation of the server may allow for the GUI.</text:p>
      <text:p text:style-name="P42"/>
      <text:p text:style-name="P10"><text:span text:style-name="T18">diablo630</text:span><text:span text:style-name="T14">_</text:span><text:span text:style-name="T19">jobend</text:span><text:span text:style-name="T18"> = </text:span><text:span text:style-name="T9">action</text:span></text:p>
      <text:p text:style-name="P18"><text:span text:style-name="T20">Determines what will be done to the printer output file when the “end list” character is received. </text:span><text:span text:style-name="T26">Actions:</text:span></text:p>
      <text:p text:style-name="P26"><text:span text:style-name="T32">discard -</text:span><text:span text:style-name="T26"> erase the previous output and start over with an empty file.</text:span></text:p>
      <text:p text:style-name="P27"><text:span text:style-name="T28">save -</text:span><text:span text:style-name="T20"> save output in a unique filename.</text:span></text:p>
      <text:p text:style-name="P27"><text:span text:style-name="T28">queue</text:span><text:span text:style-name="T20"> </text:span><text:span text:style-name="T2">cmd</text:span><text:span text:style-name="T20"> </text:span><text:span text:style-name="T2">args</text:span><text:span text:style-name="T20"> – use the command template to process the output. </text:span><text:span text:style-name="T27">Any “%f” in </text:span><text:span text:style-name="T5">args</text:span><text:span text:style-name="T27"> will be replaced by the output file name.</text:span></text:p>
      <text:p text:style-name="P29"/>
      <text:p text:style-name="P10"><text:span text:style-name="T18">diablo630</text:span><text:span text:style-name="T14">_</text:span><text:span text:style-name="T19">paper</text:span><text:span text:style-name="T18"> = </text:span><text:span text:style-name="T9">paper</text:span></text:p>
      <text:p text:style-name="P17"><text:span text:style-name="T20">Determine the default paper size and orientation. The control panel allows paper to be changed. </text:span><text:span text:style-name="T27">Recognized paper keywords are LETTER, LEGAL, FORMS, PORTRAIT, LANDSCAPE, and GREENBAR. “FORMS” and “GREENBAR” are experimental values. “FORMS” is for 11x14 </text:span><text:soft-page-break/><text:span text:style-name="T27">inch form-feed paper, “GREENBAR” overlays the familiar computer-center green-bar paper background in the postscript, but that does not print to paper if the postscript is sent to a printer.</text:span></text:p>
      <text:p text:style-name="P23"><text:span text:style-name="T20"><text:line-break/></text:span><text:span text:style-name="T28">diablo630</text:span><text:span text:style-name="T30">_</text:span><text:span text:style-name="T31">cpi</text:span><text:span text:style-name="T28"> = </text:span><text:span text:style-name="T4">cpi</text:span></text:p>
      <text:p text:style-name="P39">Determine the default CPI (characters per inch) setting. If not specified, “10” will be used. The control panel allows cpi to be changed.</text:p>
      <text:p text:style-name="P42"/>
      <text:p text:style-name="P10"><text:span text:style-name="T18">diablo630</text:span><text:span text:style-name="T14">_</text:span><text:span text:style-name="T19">lpi</text:span><text:span text:style-name="T18"> = </text:span><text:span text:style-name="T9">lpi</text:span></text:p>
      <text:p text:style-name="P39">Determine the default LPI (lines per inch) setting. If not specified, “6” will be used. The control panel allows cpi to be changed.</text:p>
      <text:p text:style-name="P42"/>
      <text:p text:style-name="P10"><text:span text:style-name="T18">diablo630</text:span><text:span text:style-name="T14">_</text:span><text:span text:style-name="T19">font</text:span><text:span text:style-name="T18"> = </text:span><text:span text:style-name="T9">font</text:span></text:p>
      <text:p text:style-name="P17"><text:span text:style-name="T20">Determine the default font (typewheel). Font typically needs to be mono-spaced. <text:s/></text:span><text:span text:style-name="T26">If not specified, the system provided “Monospaced/PLAIN/12” font will be used. </text:span><text:span text:style-name="T20">The control panel allows font to be changed.</text:span></text:p>
      <text:p text:style-name="P39"/>
      <text:p text:style-name="P40">The value contains three fields, separated by spaces in the property file or commas on the commandline. The values are name, style, and point-size. These must match JAVA font parameters.</text:p>
      <text:p text:style-name="P40"/>
      <text:p text:style-name="P19"><text:span text:style-name="T28">NOTE:</text:span><text:span text:style-name="T20"> currently, font style is not parsed. The font will always be “PLAIN”.</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7:00:16.207568057</meta:creation-date>
    <dc:date>2020-05-18T17:03:15.779257726</dc:date>
    <meta:editing-duration>PT28M40S</meta:editing-duration>
    <meta:editing-cycles>4</meta:editing-cycles>
    <meta:generator>LibreOffice/6.0.7.3$Linux_X86_64 LibreOffice_project/00m0$Build-3</meta:generator>
    <meta:document-statistic meta:table-count="0" meta:image-count="0" meta:object-count="0" meta:page-count="4" meta:paragraph-count="69" meta:word-count="1254" meta:character-count="7930" meta:non-whitespace-character-count="6741"/>
  </office:meta>
</office:document-meta>
</file>